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6.37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9.87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evor</text:p>
          </table:table-cell>
          <table:table-cell office:value-type="string">
            <text:p>antes de +inf,antes de que +subj</text:p>
          </table:table-cell>
          <table:table-cell office:value-type="string">
            <text:p>CONJ</text:p>
          </table:table-cell>
          <table:table-cell office:value-type="string">
            <text:p>Die Polizei bittet die Bevölkerung um Mithilfe.</text:p>
          </table:table-cell>
        </table:table-row>
        <table:table-row table:style-name="ro1">
          <table:table-cell office:value-type="string">
            <text:p>nachdem</text:p>
          </table:table-cell>
          <table:table-cell office:value-type="string">
            <text:p>después de +inf,después de que +subj</text:p>
          </table:table-cell>
          <table:table-cell office:value-type="string">
            <text:p>CONJ</text:p>
          </table:table-cell>
          <table:table-cell office:value-type="string">
            <text:p>Nachdem wir gegessen hatten, sind wir spazieren gegangen.</text:p>
          </table:table-cell>
        </table:table-row>
        <table:table-row table:style-name="ro1">
          <table:table-cell office:value-type="string">
            <text:p>obwohl</text:p>
          </table:table-cell>
          <table:table-cell office:value-type="string">
            <text:p>aunque, a pesar de que</text:p>
          </table:table-cell>
          <table:table-cell office:value-type="string">
            <text:p>CONJ</text:p>
          </table:table-cell>
          <table:table-cell office:value-type="string">
            <text:p>Obwohl meine Kollegin krank ist, geht sie arbeite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25/03/2013</text:date>, <text:time>10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OpenOffice.org/3.4.1$Unix OpenOffice.org_project/341m1$Build-9593</meta:generator>
  </office:meta>
</office:document-meta>
</file>